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evin Milczewski, Eitan Adler</text:p>
      <text:p text:style-name="Standard">CS428 Lab 3</text:p>
      <text:p text:style-name="Standard"/>
      <text:p text:style-name="P1">Program use</text:p>
      <text:p text:style-name="P1"/>
      <text:p text:style-name="P3">The config file for our project is found in config.c and .h. The number of hosts must be updated at the top of config.h and then fill in the hosts in config.c. Example hosts are provided. Neighbors don't have to be symmetric, but should be for easy reading of the file. Note that the MAX_HOSTS macro must match the number of hosts provided, this should be fixed in the final build.</text:p>
      <text:p text:style-name="P3"/>
      <text:p text:style-name="P3">A test scripting file is included. It will launch the servers by number and record their output to files named “out#.txt” where # is the number of the host. The PID of each process is also recorded into the file kil_list.txt. Note that the number of hosts launched by the test script must be updated independently of the config file, and care should be taken that you're executing the servers on the proper machines.</text:p>
      <text:p text:style-name="P3"/>
      <text:p text:style-name="P3">To stop the servers gracefully, our servers exit on SIGHUP. The shell command &lt; pkill -1 server &gt; should be used to stop the servers. The PID file can also be used to stop the processes.</text:p>
      <text:p text:style-name="P3"/>
      <text:p text:style-name="P3">If the system you're compiling our code on does not have the clang compiler, an alternative makefile has been provided that should compile the code on G7. It's a file called g7make, simply replace the Makefile with this. All it does is change the compiler to gcc and add a needed flag.</text:p>
      <text:p text:style-name="P3"/>
      <text:p text:style-name="P3">***Portability warning***</text:p>
      <text:p text:style-name="P3">Our code ships structs over the network, then casts pointers to them on the other end. If you compile the client or any server on separate machines the program is likely to fail. We know this is bad, but we did it anyway for ease of coding.</text:p>
      <text:p text:style-name="P3"/>
      <text:p text:style-name="P3">We have included executables that should run on the g7 computers. Our default config file assumes the servers are launched from remote07.cs.binghamton.edu. The client should be able to connect from anywhere.</text:p>
      <text:p text:style-name="P3"/>
      <text:p text:style-name="P1">Program structure</text:p>
      <text:p text:style-name="P2"/>
      <text:p text:style-name="P2">Config.h/c:<text:tab/><text:span text:style-name="T1">Contains configuration information about the server setup, mainly the host arrangement. <text:tab/><text:tab/>The initconfig() function runs before main through the use of a constructor attribute.</text:span></text:p>
      <text:p text:style-name="P3"/>
      <text:p text:style-name="P2">Debug.h/c:<text:tab/><text:span text:style-name="T1">Has some basic debugging macros and functions.</text:span></text:p>
      <text:p text:style-name="P3"/>
      <text:p text:style-name="P2">Util.h/c:<text:tab/><text:span text:style-name="T1">Contains utility functions like die and getSocket.</text:span></text:p>
      <text:p text:style-name="P3"/>
      <text:p text:style-name="P2">Packets.h/c:<text:tab/><text:span text:style-name="T1">Defines the structure of a packet header as well as the maximum data size and TTL of <text:tab/><text:tab/><text:tab/>packets. Also defines the ICMP packet payload structure.</text:span></text:p>
      <text:p text:style-name="P3"/>
      <text:p text:style-name="P2">Routing.h/c:<text:tab/><text:span text:style-name="T1">Defines the structure of the routing table, as well as the infinity representation for <text:tab/><text:tab/><text:tab/>distance and the max ttl of a routing table entry. The function init_routing_table() <text:tab/><text:tab/><text:tab/>initializes the routing table from the configuration file.</text:span></text:p>
      <text:p text:style-name="P2"><text:span text:style-name="T1"/></text:p>
      <text:p text:style-name="P2"><text:span text:style-name="T1"><text:tab/><text:tab/>Defines functions to send a packet or forward a packet.</text:span></text:p>
      <text:p text:style-name="P2"/>
      <text:p text:style-name="P2"><text:soft-page-break/>Dht.h/c<text:span text:style-name="T1"><text:tab/>Contains the functions needed by server to do DHT hashing.</text:span></text:p>
      <text:p text:style-name="P3"/>
      <text:p text:style-name="P2">Server.c:<text:tab/><text:span text:style-name="T1">This is the core of the program, and has the main function. The primary methods to look <text:tab/><text:tab/>at are the pthread functions, routingthread and timerthread. These threads run <text:tab/><text:tab/><text:tab/><text:tab/>concurrently, timerthread handles updating the ttl of routing table entries and sending the <text:tab/><text:tab/>table to neighbors, while routingthread handles receiving tables from neighbors.</text:span></text:p>
      <text:p text:style-name="P3"><text:tab/><text:tab/></text:p>
      <text:p text:style-name="P3"><text:tab/><text:tab/>All control plane functions go through routing thread on the routing port, all data plane</text:p>
      <text:p text:style-name="P3"><text:tab/><text:tab/>functions go through forwarding thread and the data port. The implementations of icmp</text:p>
      <text:p text:style-name="P3"><text:tab/><text:tab/>and DHT are in the forwarding thread. </text:p>
      <text:p text:style-name="P3"/>
      <text:p text:style-name="P3"><text:tab/><text:tab/>Many command line options are available for controlling the debugging output. By <text:tab/><text:tab/><text:tab/>default, everything but timing is enabled.</text:p>
      <text:p text:style-name="P3"/>
      <text:p text:style-name="P3"><text:tab/><text:tab/>-r routing: Displays received, old and new routing tables on routing packets received.</text:p>
      <text:p text:style-name="P3"><text:tab/><text:tab/>-t timing: Displays the routing table every time the update timer fires and decrements ttl.</text:p>
      <text:p text:style-name="P3"><text:tab/><text:tab/>-p packet send: Displays packet headers sent from this node.</text:p>
      <text:p text:style-name="P3"><text:tab/><text:tab/>-f forwaring: Displays the packet headers forwarded by this node.</text:p>
      <text:p text:style-name="P3"><text:tab/><text:tab/>-v verbose: Enables all the above.</text:p>
      <text:p text:style-name="P3"><text:tab/><text:tab/></text:p>
      <text:p text:style-name="P2">Client.h/c:<text:tab/><text:span text:style-name="T1">The test client communicates to the network. Command line arguments launch control <text:tab/><text:tab/><text:tab/>functions to create a link, teardown a link, send data or to run the DHT and ping <text:tab/><text:tab/><text:tab/><text:tab/>functions.</text:span></text:p>
      <text:p text:style-name="P2"><text:span text:style-name="T1"><text:tab/><text:tab/></text:span></text:p>
      <text:p text:style-name="P2"><text:span text:style-name="T1"><text:tab/><text:tab/>-c Creates a link between source and dest (is made symmetric automatically)</text:span></text:p>
      <text:p text:style-name="P2"><text:span text:style-name="T1"><text:tab/><text:tab/>-t Tears down a link, again symetric</text:span></text:p>
      <text:p text:style-name="P2"><text:span text:style-name="T1"><text:tab/><text:tab/>-x Sends data from source to dest, generated at source. The generated string is all</text:span></text:p>
      <text:p text:style-name="P2"><text:span text:style-name="T1"><text:tab/><text:tab/>character 'X' with “Hello” at the front, and “Bye” at the end.</text:span></text:p>
      <text:p text:style-name="P2"><text:span text:style-name="T1"/></text:p>
      <text:p text:style-name="P2"><text:span text:style-name="T1"><text:tab/><text:tab/>Option -f looks for the given filename on the network, and indicates whether it exists. If</text:span></text:p>
      <text:p text:style-name="P2"><text:span text:style-name="T1"><text:tab/><text:tab/>we disallow file sizes larger than the max packet size it would be trivial to make the <text:tab/><text:tab/><text:tab/>function return the file.</text:span></text:p>
      <text:p text:style-name="P2"><text:span text:style-name="T1"/></text:p>
      <text:p text:style-name="P2"><text:span text:style-name="T1"><text:tab/><text:tab/>Option -F puts the given file name onto the network. No actual file/data is transferred. <text:tab/><text:tab/><text:tab/>Allowing for arbitrary sized files would require file fragmentation, assembly, and likely</text:span></text:p>
      <text:p text:style-name="P2"><text:span text:style-name="T1"><text:tab/><text:tab/>guaranteed order, (or throw out the data if out of order so we decided not to implement <text:tab/><text:tab/><text:tab/>this part. As with get, if we limit the <text:tab/>file sizes to really small, it would be easy to add <text:tab/><text:tab/><text:tab/>sending dummy data back with the ack.</text:span></text:p>
      <text:p text:style-name="P2"><text:span text:style-name="T1"/></text:p>
      <text:p text:style-name="P2"><text:span text:style-name="T1"><text:tab/><text:tab/>Option -p runs ping, from the source node to the destination node. The client has to <text:tab/><text:tab/><text:tab/>“bounce” the ping off the source node, so the displayed RTT is longer than the time from <text:tab/><text:tab/>the source to dest.</text:span></text:p>
      <text:p text:style-name="P2"><text:span text:style-name="T1"/></text:p>
      <text:p text:style-name="P2"><text:span text:style-name="T1"><text:tab/><text:tab/>Option -r runs trace route, from the source to the dest. Like ping it must bounce the <text:tab/><text:tab/><text:tab/>packet off the source, so total RTT is longer.</text:span></text:p>
      <text:p text:style-name="P3"/>
      <text:p text:style-name="P1"/>
      <text:p text:style-name="P1"/>
      <text:p text:style-name="P1"/>
      <text:p text:style-name="P1"><text:soft-page-break/>Routing Algorithm</text:p>
      <text:p text:style-name="P1"/>
      <text:p text:style-name="P3">We used a simplified version of path vector for our routing algorithm. Each router keeps a list of nodes that will be taken to get to the destination of the row in the table. The entire table is sent to neighbors when communicating, then if a node finds itself on the list of nodes sent to it, it does not update the table. The exception to this is when the table came from the next hop to the destination.</text:p>
      <text:p text:style-name="P3"/>
      <text:p text:style-name="P3">Our algorithm can automatically discount nodes when they go down. Adding a server to the network requires manually adding a route between it and a neighbor with the client. Note that the maximum number of servers is defined at compile time, if you want to add servers dynamically, add them to the config file with no initial neighbors.</text:p>
      <text:p text:style-name="P3"/>
      <text:p text:style-name="P1">Improvements</text:p>
      <text:p text:style-name="P3"/>
      <text:p text:style-name="P3">Like all projects, ours has some areas where it is lacking. The major glaring issue is the routing table, there are several major improvements we had planned for it but didn't have time to finish. First, our table scales with the square of the size of the network. This is obviously very bad. We can optimize it by storing the sources as a bit vector, or even better only maintaining a list of connected neighbors. This would just mean O(lg n) time to eliminate loops, instead of O(1). Second, we're aware <text:s/>the full routing table isn't needed when forwarding. We could have had an auxiliary, smaller table to use for forwarding and only use the full routing table in the control plane. Our solutions were chosen for ease of implementation, knowing that we could upgrade them in the future rather easily to more scaleable solutions.</text:p>
      <text:p text:style-name="P3"/>
      <text:p text:style-name="P3">We pass structures over the network, this is very bad for portability. What we should have done is use functions to write values to fixed positions in a buffer, then just reverse this on the other side.</text:p>
      <text:p text:style-name="P3"/>
      <text:p text:style-name="P3">For the routing algorithm, It is supposed to immediately send the table when a new link is created, or when an update from an neighbor occurs, but I(kevin) forgot to add thi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vin Milczewski</meta:initial-creator>
    <meta:creation-date>2013-04-22T19:02:09.23</meta:creation-date>
    <dc:date>2013-05-03T21:58:31.09</dc:date>
    <dc:creator>Kevin Milczewski</dc:creator>
    <meta:editing-duration>PT1H37M38S</meta:editing-duration>
    <meta:editing-cycles>11</meta:editing-cycles>
    <meta:generator>OpenOffice.org/3.3$Win32 OpenOffice.org_project/330m20$Build-9567</meta:generator>
    <meta:document-statistic meta:table-count="0" meta:image-count="0" meta:object-count="0" meta:page-count="3" meta:paragraph-count="49" meta:word-count="1213" meta:character-count="7088"/>
  </office:meta>
</office:document-meta>
</file>